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6" style:family="table-column">
      <style:table-column-properties style:column-width="1.6736in" style:use-optimal-column-width="false"/>
    </style:style>
    <style:style style:name="TableColumn7" style:family="table-column">
      <style:table-column-properties style:column-width="1.6729in" style:use-optimal-column-width="false"/>
    </style:style>
    <style:style style:name="TableColumn8" style:family="table-column">
      <style:table-column-properties style:column-width="1.6729in" style:use-optimal-column-width="false"/>
    </style:style>
    <style:style style:name="TableColumn9" style:family="table-column">
      <style:table-column-properties style:column-width="1.6729in" style:use-optimal-column-width="false"/>
    </style:style>
    <style:style style:name="Table5" style:family="table">
      <style:table-properties style:width="6.6923in" fo:margin-left="0.0381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4" style:family="table-cell">
      <style:table-cell-properties fo:border="0.0034in solid #000000" fo:background-color="#FFFFFF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fo:background-color="#FFFFFF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fo:background-color="#FFFFFF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fo:background-color="#FFFFFF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fo:background-color="#FFFFFF" fo:padding-top="0.0381in" fo:padding-left="0.0381in" fo:padding-bottom="0.0381in" fo:padding-right="0.0381in"/>
    </style:style>
    <style:style style:name="TableColumn36" style:family="table-column">
      <style:table-column-properties style:column-width="1.6736in" style:use-optimal-column-width="false"/>
    </style:style>
    <style:style style:name="TableColumn37" style:family="table-column">
      <style:table-column-properties style:column-width="1.6729in" style:use-optimal-column-width="false"/>
    </style:style>
    <style:style style:name="TableColumn38" style:family="table-column">
      <style:table-column-properties style:column-width="1.6729in" style:use-optimal-column-width="false"/>
    </style:style>
    <style:style style:name="TableColumn39" style:family="table-column">
      <style:table-column-properties style:column-width="1.6729in" style:use-optimal-column-width="false"/>
    </style:style>
    <style:style style:name="Table35" style:family="table">
      <style:table-properties style:width="6.6923in" fo:margin-left="0.0381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44" style:family="table-cell">
      <style:table-cell-properties fo:border="0.0034in solid #000000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1.3381in" style:use-optimal-column-width="false"/>
    </style:style>
    <style:style style:name="TableColumn68" style:family="table-column">
      <style:table-column-properties style:column-width="2.677in" style:use-optimal-column-width="false"/>
    </style:style>
    <style:style style:name="TableColumn69" style:family="table-column">
      <style:table-column-properties style:column-width="2.677in" style:use-optimal-column-width="false"/>
    </style:style>
    <style:style style:name="Table66" style:family="table">
      <style:table-properties style:width="6.6923in" fo:margin-left="0.0381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7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73" style:family="table-cell">
      <style:table-cell-properties fo:border="0.0034in solid #000000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1" style:family="table-column">
      <style:table-column-properties style:column-width="0.8854in" style:use-optimal-column-width="false"/>
    </style:style>
    <style:style style:name="TableColumn92" style:family="table-column">
      <style:table-column-properties style:column-width="1.625in" style:use-optimal-column-width="false"/>
    </style:style>
    <style:style style:name="TableColumn93" style:family="table-column">
      <style:table-column-properties style:column-width="1.6979in" style:use-optimal-column-width="false"/>
    </style:style>
    <style:style style:name="TableColumn94" style:family="table-column">
      <style:table-column-properties style:column-width="2.484in" style:use-optimal-column-width="false"/>
    </style:style>
    <style:style style:name="Table90" style:family="table">
      <style:table-properties style:width="6.6923in" fo:margin-left="0.0381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9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9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99" style:family="table-cell">
      <style:table-cell-properties fo:border="0.0034in solid #000000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21" style:parent-style-name="DefaultParagraphFont" style:family="text">
      <style:text-properties style:font-name="Arial" fo:color="#1155CC" fo:background-color="#FEFEFE" style:text-underline-type="single" style:text-underline-style="solid" style:text-underline-width="auto" style:text-underline-mode="continuous"/>
    </style:style>
    <style:style style:name="P122" style:parent-style-name="Standard" style:list-style-name="LFO1" style:family="paragraph"/>
    <style:style style:name="P123" style:parent-style-name="Standard" style:list-style-name="LFO1" style:family="paragraph"/>
    <style:style style:name="P12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Homomorphic Encryption Over The Integers</text:p>
      <text:p text:style-name="P2"/>
      <text:p text:style-name="Standard">This is one of the ways that fully homomorphic encryption is implemented. <text:s/>There is at least one other way, but I don't really understand it.<text:s/><text:s/>I think that the ideas of the techniques here generalizes to all HE / FHE, but i'm not sure. <text:s/>Other HE / FHE methods might actually work out better for this purpose, dunno!</text:p>
      <text:p text:style-name="Standard"/>
      <text:p text:style-name="Standard">Key = Random Odd Number</text:p>
      <text:p text:style-name="Standard"/>
      <text:p text:style-name="Standard">Encrypt (simple) = key + bit</text:p>
      <text:p text:style-name="Standard"/>
      <text:p text:style-name="Standard">Encrypt (simple) = key * random1 + random2 * 2 + bit</text:p>
      <text:p text:style-name="Standard"/>
      <text:p text:style-name="Standard">XOR = a + b</text:p>
      <text:p text:style-name="Standard"/>
      <text:p text:style-name="Standard">AND = a * b</text:p>
      <text:p text:style-name="Standard"/>
      <text:p text:style-name="Standard">Decrypt = (encryptedBit % key) % 2</text:p>
      <text:p text:style-name="Standard"/>
      <text:p text:style-name="P3">Basic Example (Simple Encryption, Not Secure Encryption)</text:p>
      <text:p text:style-name="P4"/>
      <text:p text:style-name="Standard">Key = 7</text:p>
      <text:p text:style-name="Standard">0 encrypts to 7</text:p>
      <text:p text:style-name="Standard">1 encrypts to 8</text:p>
      <text:p text:style-name="Standard"/>
      <text:p text:style-name="Standard">XOR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TableContents">HE Operation</text:p>
          </table:table-cell>
          <table:table-cell table:style-name="TableCell12">
            <text:p text:style-name="TableContents">Result % Key</text:p>
          </table:table-cell>
          <table:table-cell table:style-name="TableCell13">
            <text:p text:style-name="TableContents">(Result % Key) % 2</text:p>
          </table:table-cell>
          <table:table-cell table:style-name="TableCell14">
            <text:p text:style-name="TableContents">Logical Operation</text:p>
          </table:table-cell>
        </table:table-row>
        <table:table-row table:style-name="TableRow15">
          <table:table-cell table:style-name="TableCell16">
            <text:p text:style-name="TableContents">7 + 7 = 14</text:p>
          </table:table-cell>
          <table:table-cell table:style-name="TableCell17">
            <text:p text:style-name="TableContents">14 % 7 = 0</text:p>
          </table:table-cell>
          <table:table-cell table:style-name="TableCell18">
            <text:p text:style-name="TableContents">(14 % 7) % 2 = 0</text:p>
          </table:table-cell>
          <table:table-cell table:style-name="TableCell19">
            <text:p text:style-name="TableContents">0 xor 0 = 0</text:p>
          </table:table-cell>
        </table:table-row>
        <table:table-row table:style-name="TableRow20">
          <table:table-cell table:style-name="TableCell21">
            <text:p text:style-name="TableContents">7 + 8 = 15</text:p>
          </table:table-cell>
          <table:table-cell table:style-name="TableCell22">
            <text:p text:style-name="TableContents">15 % 7 = 1</text:p>
          </table:table-cell>
          <table:table-cell table:style-name="TableCell23">
            <text:p text:style-name="TableContents">(15 % 7) % 2 = 1</text:p>
          </table:table-cell>
          <table:table-cell table:style-name="TableCell24">
            <text:p text:style-name="TableContents">0 xor 1 = 1</text:p>
          </table:table-cell>
        </table:table-row>
        <table:table-row table:style-name="TableRow25">
          <table:table-cell table:style-name="TableCell26">
            <text:p text:style-name="TableContents">8 + 7 = 15</text:p>
          </table:table-cell>
          <table:table-cell table:style-name="TableCell27">
            <text:p text:style-name="TableContents">15 % 7 = 1</text:p>
          </table:table-cell>
          <table:table-cell table:style-name="TableCell28">
            <text:p text:style-name="TableContents">(15 % 7) % 2 = 1</text:p>
          </table:table-cell>
          <table:table-cell table:style-name="TableCell29">
            <text:p text:style-name="TableContents">1 xor 0 = 1</text:p>
          </table:table-cell>
        </table:table-row>
        <table:table-row table:style-name="TableRow30">
          <table:table-cell table:style-name="TableCell31">
            <text:p text:style-name="TableContents">8 + 8 = 16</text:p>
          </table:table-cell>
          <table:table-cell table:style-name="TableCell32">
            <text:p text:style-name="TableContents">16 % 7 = 2</text:p>
          </table:table-cell>
          <table:table-cell table:style-name="TableCell33">
            <text:p text:style-name="TableContents">(16 % 7) % 2 = 0</text:p>
          </table:table-cell>
          <table:table-cell table:style-name="TableCell34">
            <text:p text:style-name="TableContents">1 xor 1 = 0</text:p>
          </table:table-cell>
        </table:table-row>
      </table:table>
      <text:p text:style-name="Standard"/>
      <text:p text:style-name="Standard">AND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TableContents">HE Operation</text:p>
          </table:table-cell>
          <table:table-cell table:style-name="TableCell42">
            <text:p text:style-name="TableContents">Result % Key</text:p>
          </table:table-cell>
          <table:table-cell table:style-name="TableCell43">
            <text:p text:style-name="TableContents">(Result % Key)<text:s/>% 2</text:p>
          </table:table-cell>
          <table:table-cell table:style-name="TableCell44">
            <text:p text:style-name="TableContents">Logical Operation</text:p>
          </table:table-cell>
        </table:table-row>
        <table:table-row table:style-name="TableRow45">
          <table:table-cell table:style-name="TableCell46">
            <text:p text:style-name="TableContents">7 * 7 = 49</text:p>
          </table:table-cell>
          <table:table-cell table:style-name="TableCell47">
            <text:p text:style-name="TableContents">49 % 7 = 0</text:p>
          </table:table-cell>
          <table:table-cell table:style-name="TableCell48">
            <text:p text:style-name="TableContents">(49 % 7) % 2 = 0</text:p>
          </table:table-cell>
          <table:table-cell table:style-name="TableCell49">
            <text:p text:style-name="TableContents">0 and 0 = 0</text:p>
          </table:table-cell>
        </table:table-row>
        <table:table-row table:style-name="TableRow50">
          <table:table-cell table:style-name="TableCell51">
            <text:p text:style-name="TableContents">7 * 8 = 56</text:p>
          </table:table-cell>
          <table:table-cell table:style-name="TableCell52">
            <text:p text:style-name="TableContents">56 % 7 = 0</text:p>
          </table:table-cell>
          <table:table-cell table:style-name="TableCell53">
            <text:p text:style-name="TableContents">(56 % 7) % 2 = 0</text:p>
          </table:table-cell>
          <table:table-cell table:style-name="TableCell54">
            <text:p text:style-name="TableContents">0 and 1 = 0</text:p>
          </table:table-cell>
        </table:table-row>
        <table:table-row table:style-name="TableRow55">
          <table:table-cell table:style-name="TableCell56">
            <text:p text:style-name="TableContents">8 * 7 = 56</text:p>
          </table:table-cell>
          <table:table-cell table:style-name="TableCell57">
            <text:p text:style-name="TableContents">56 % 7 = 0</text:p>
          </table:table-cell>
          <table:table-cell table:style-name="TableCell58">
            <text:p text:style-name="TableContents">(56 % 7) % 2 = 0</text:p>
          </table:table-cell>
          <table:table-cell table:style-name="TableCell59">
            <text:p text:style-name="TableContents">1 and 0 = 0</text:p>
          </table:table-cell>
        </table:table-row>
        <table:table-row table:style-name="TableRow60">
          <table:table-cell table:style-name="TableCell61">
            <text:p text:style-name="TableContents">8 * 8 = 64</text:p>
          </table:table-cell>
          <table:table-cell table:style-name="TableCell62">
            <text:p text:style-name="TableContents">64 % 7 = 1</text:p>
          </table:table-cell>
          <table:table-cell table:style-name="TableCell63">
            <text:p text:style-name="TableContents">(64 % 7) % 2 = 1</text:p>
          </table:table-cell>
          <table:table-cell table:style-name="TableCell64">
            <text:p text:style-name="TableContents">1 and 1 = 1</text:p>
          </table:table-cell>
        </table:table-row>
      </table:table>
      <text:p text:style-name="Standard"/>
      <text:p text:style-name="Standard">If you look at the "Result % Key" column, you can see that in the XOR table, the residue (remainder) of result % key from each input is added together into the output. <text:s/>For AND, it multiplies the residue of each input into the output.</text:p>
      <text:p text:style-name="Standard"/>
      <text:p text:style-name="Standard">Combining AND and XOR, you can see how the residue would grow, the more operations you did. <text:s/>When this residue gets as large as the key, you start getting wrong answers. <text:s/>Bootstrapping and modulus switching are used to turn HE into FHE, by reducing the error. Bootstrapping reduces absolute error, modulus switching reduces relative error versus the key.</text:p>
      <text:p text:style-name="Standard"/>
      <text:soft-page-break/>
      <text:p text:style-name="P65">Superpositional Bits</text:p>
      <text:p text:style-name="Standard"/>
      <text:p text:style-name="Standard">The core idea of the technique is that if you evaluate some logic circuit homomorphically, you can re-interpret the result by changing your mind about what the key is after the calculations are done. <text:s/>Changing the key changes the meaning of the output you already have, but it also changes the meaning of the input you gave to the circuit.</text:p>
      <text:p text:style-name="Standard"/>
      <text:p text:style-name="Standard">Like for instance, the encrypted bit 22 decrypts to 1 if the key is 7.</text:p>
      <text:p text:style-name="Standard">(22 % 7) % 2 = 1</text:p>
      <text:p text:style-name="Standard"/>
      <text:p text:style-name="Standard">But, if the key is 11, that encrypted bit decrypts to 0!</text:p>
      <text:p text:style-name="Standard">(22 % 11) % 2 = 0</text:p>
      <text:p text:style-name="Standard"/>
      <text:p text:style-name="Standard">Here's an example of this in action. <text:s/>Let's say we have two encrypted bits 10660 and 24090 and our keys are 10, 11, 13, 17.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TableContents">Key Index</text:p>
          </table:table-cell>
          <table:table-cell table:style-name="TableCell72">
            <text:p text:style-name="TableContents">Decrypted Bit 1</text:p>
          </table:table-cell>
          <table:table-cell table:style-name="TableCell73">
            <text:p text:style-name="TableContents">Decrypted Bit 2</text:p>
          </table:table-cell>
        </table:table-row>
        <table:table-row table:style-name="TableRow74">
          <table:table-cell table:style-name="TableCell75">
            <text:p text:style-name="TableContents">0</text:p>
          </table:table-cell>
          <table:table-cell table:style-name="TableCell76">
            <text:p text:style-name="Standard">(10660 %<text:s/>10) % 2 = 0</text:p>
          </table:table-cell>
          <table:table-cell table:style-name="TableCell77">
            <text:p text:style-name="Standard">(24090 % 10) % 2 = 0</text:p>
          </table:table-cell>
        </table:table-row>
        <table:table-row table:style-name="TableRow78">
          <table:table-cell table:style-name="TableCell79">
            <text:p text:style-name="TableContents">1</text:p>
          </table:table-cell>
          <table:table-cell table:style-name="TableCell80">
            <text:p text:style-name="Standard">(10660 % 11) % 2 = 1</text:p>
          </table:table-cell>
          <table:table-cell table:style-name="TableCell81">
            <text:p text:style-name="Standard">(24090 % 11) % 2 = 0</text:p>
          </table:table-cell>
        </table:table-row>
        <table:table-row table:style-name="TableRow82">
          <table:table-cell table:style-name="TableCell83">
            <text:p text:style-name="TableContents">2</text:p>
          </table:table-cell>
          <table:table-cell table:style-name="TableCell84">
            <text:p text:style-name="Standard">(10660 % 13) % 2 = 0</text:p>
          </table:table-cell>
          <table:table-cell table:style-name="TableCell85">
            <text:p text:style-name="Standard">(24090 % 13) % 2 = 1</text:p>
          </table:table-cell>
        </table:table-row>
        <table:table-row table:style-name="TableRow86">
          <table:table-cell table:style-name="TableCell87">
            <text:p text:style-name="TableContents">3</text:p>
          </table:table-cell>
          <table:table-cell table:style-name="TableCell88">
            <text:p text:style-name="Standard">(10660 % 17) % 2 = 1</text:p>
          </table:table-cell>
          <table:table-cell table:style-name="TableCell89">
            <text:p text:style-name="Standard">(24090 % 17) % 2 = 1</text:p>
          </table:table-cell>
        </table:table-row>
      </table:table>
      <text:p text:style-name="Standard"/>
      <text:p text:style-name="Standard">We have two input bits, and a key per input bit permutation, to be able to choose<text:s/>exactly what our input bit values are by using a specific key. <text:s/>Note that the key index matches the actual value of the input bits! <text:s/>That is just a convention, but i find it helpful, especially in code :P</text:p>
      <text:p text:style-name="Standard"/>
      <text:p text:style-name="Standard">Let's do some logic and then decrypt the results.</text:p>
      <text:p text:style-name="Standard">XOR: 10660 + 24090 = 34750</text:p>
      <text:p text:style-name="Standard">AND: 10660 * 24090 = 256799400</text:p>
      <text:p text:style-name="Standard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TableContents">Key Index</text:p>
          </table:table-cell>
          <table:table-cell table:style-name="TableCell97">
            <text:p text:style-name="TableContents">Effective Input Values</text:p>
          </table:table-cell>
          <table:table-cell table:style-name="TableCell98">
            <text:p text:style-name="TableContents">Decrypted XOR</text:p>
          </table:table-cell>
          <table:table-cell table:style-name="TableCell99">
            <text:p text:style-name="TableContents">Decrypted AND</text:p>
          </table:table-cell>
        </table:table-row>
        <table:table-row table:style-name="TableRow100">
          <table:table-cell table:style-name="TableCell101">
            <text:p text:style-name="TableContents">0</text:p>
          </table:table-cell>
          <table:table-cell table:style-name="TableCell102">
            <text:p text:style-name="TableContents">0,0</text:p>
          </table:table-cell>
          <table:table-cell table:style-name="TableCell103">
            <text:p text:style-name="Standard">(34750 % 10) % 2 = 0</text:p>
          </table:table-cell>
          <table:table-cell table:style-name="TableCell104">
            <text:p text:style-name="Standard">(256799400 % 10) % 2 = 0</text:p>
          </table:table-cell>
        </table:table-row>
        <table:table-row table:style-name="TableRow105">
          <table:table-cell table:style-name="TableCell106">
            <text:p text:style-name="TableContents">1</text:p>
          </table:table-cell>
          <table:table-cell table:style-name="TableCell107">
            <text:p text:style-name="TableContents">0,1</text:p>
          </table:table-cell>
          <table:table-cell table:style-name="TableCell108">
            <text:p text:style-name="Standard">(34750 % 11) % 2 = 1</text:p>
          </table:table-cell>
          <table:table-cell table:style-name="TableCell109">
            <text:p text:style-name="Standard">(256799400 % 11) % 2 = 0</text:p>
          </table:table-cell>
        </table:table-row>
        <table:table-row table:style-name="TableRow110">
          <table:table-cell table:style-name="TableCell111">
            <text:p text:style-name="TableContents">2</text:p>
          </table:table-cell>
          <table:table-cell table:style-name="TableCell112">
            <text:p text:style-name="TableContents">1,0</text:p>
          </table:table-cell>
          <table:table-cell table:style-name="TableCell113">
            <text:p text:style-name="Standard">(34750 % 13) % 2 = 1</text:p>
          </table:table-cell>
          <table:table-cell table:style-name="TableCell114">
            <text:p text:style-name="Standard">(256799400 % 13) % 2 = 0</text:p>
          </table:table-cell>
        </table:table-row>
        <table:table-row table:style-name="TableRow115">
          <table:table-cell table:style-name="TableCell116">
            <text:p text:style-name="TableContents">3</text:p>
          </table:table-cell>
          <table:table-cell table:style-name="TableCell117">
            <text:p text:style-name="TableContents">1,1</text:p>
          </table:table-cell>
          <table:table-cell table:style-name="TableCell118">
            <text:p text:style-name="Standard">(34750 % 17) % 2 = 0</text:p>
          </table:table-cell>
          <table:table-cell table:style-name="TableCell119">
            <text:p text:style-name="Standard">(256799400 % 17) % 2 = 1</text:p>
          </table:table-cell>
        </table:table-row>
      </table:table>
      <text:p text:style-name="Standard"/>
      <text:p text:style-name="Standard">It worked! <text:s/>The goal of all this is that someone could do some complex logic and get a result, and then re-use that result by re-interpreting it with different keys.</text:p>
      <text:p text:style-name="Standard"/>
      <text:p text:style-name="Standard">The<text:s/>encrypted values obviously have to be specially calculated to be able to be permuted to the values you want to use after the calculations are done. <text:s/>Using this with any random keys and encrypted bit values likely won't work.</text:p>
      <text:p text:style-name="Standard"/>
      <text:p text:style-name="Standard">Note that you can use a literal 0 and 1 in your logic circuits too! <text:s/>They always decrypt to 0 and 1 regardless of the key used. <text:s/>This makes this stuff really similar to quantum computers, where qubits can be in the state 0, 1 or a superposition of the states.</text:p>
      <text:p text:style-name="Standard"/>
      <text:p text:style-name="Standard">Quantum computers can only collapse the "superpositional" results once and then they lose the result. <text:s/>We don't lose our superpositional result with this method!</text:p>
      <text:soft-page-break/>
      <text:p text:style-name="P120">Calculating Keys</text:p>
      <text:p text:style-name="Standard"/>
      <text:p text:style-name="Standard">Calculating the keys and encrypted bits took me a while to figure out. <text:s/>What I figured out works ok so far I think, but there are other ways to do it I'm sure.</text:p>
      <text:p text:style-name="Standard"/>
      <text:p text:style-name="Standard">If you have N input bits, you need 2^N keys, and need to solve 2^N simultaneous equations for each input bit.</text:p>
      <text:p text:style-name="Standard"/>
      <text:p text:style-name="Standard">Only one bit of input means you need to solve these:</text:p>
      <text:p text:style-name="Standard"/>
      <text:p text:style-name="Standard">(X[0] % Key[0]) % 2 = 0</text:p>
      <text:p text:style-name="Standard">(X[0] %<text:s/>Key[1]) % 2 = 1</text:p>
      <text:p text:style-name="Standard"/>
      <text:p text:style-name="Standard">Two bits of input means you need to solve these:</text:p>
      <text:p text:style-name="Standard"/>
      <text:p text:style-name="Standard">(X[0] % Key[0]) % 2 = 0</text:p>
      <text:p text:style-name="Standard">(X[0] % Key[1]) % 2 = 1</text:p>
      <text:p text:style-name="Standard">(X[0] % Key[2]) % 2 = 0</text:p>
      <text:p text:style-name="Standard">(X[0] % Key[3]) % 2 = 1</text:p>
      <text:p text:style-name="Standard"/>
      <text:p text:style-name="Standard">(X[1] % Key[0]) % 2 = 0</text:p>
      <text:p text:style-name="Standard">(X[1] % Key[1]) % 2 = 0</text:p>
      <text:p text:style-name="Standard">(X[1] % Key[2]) % 2 = 1</text:p>
      <text:p text:style-name="Standard">(X[1] % Key[3]) % 2<text:s/>= 1</text:p>
      <text:p text:style-name="Standard"/>
      <text:p text:style-name="Standard">The pattern continues! <text:s/>The way I found to solve these is to take off the % 2, if you can solve those, it'll still solve the origional equations, but will just a be a subset of the solutions. <text:s/>Good enough for me to get this working! <text:s/>That makes the equations look like this:</text:p>
      <text:p text:style-name="Standard"/>
      <text:p text:style-name="Standard">X[0] % Key[0] = 0</text:p>
      <text:p text:style-name="Standard">X[0] % Key[1] = 1</text:p>
      <text:p text:style-name="Standard">X[0] % Key[2] = 0</text:p>
      <text:p text:style-name="Standard">X[0] % Key[3] = 1</text:p>
      <text:p text:style-name="Standard"/>
      <text:p text:style-name="Standard">X[1] % Key[0] = 0</text:p>
      <text:p text:style-name="Standard">X[1] % Key[1] = 0</text:p>
      <text:p text:style-name="Standard">X[1] % Key[2] = 1</text:p>
      <text:p text:style-name="Standard">X[1] % Key[3] = 1</text:p>
      <text:p text:style-name="Standard"/>
      <text:p text:style-name="Standard">When you need to solve simultaneous equations that look like x % a = b, where a and<text:s/>b are known, you can use the chinese remainder theorem, so long as all of the a values are coprime. <text:s/>So, i plug in coprime numbers for the keys and use the CRT to solve it.</text:p>
      <text:p text:style-name="Standard"/>
      <text:p text:style-name="Standard">A great, short video on CRT here:</text:p>
      <text:p text:style-name="Standard"><text:bookmark-start text:name="docs-internal-guid-96bb78c6-1c7d-8ad8-d1"/><text:bookmark-end text:name="docs-internal-guid-96bb78c6-1c7d-8ad8-d1"/><text:a xlink:href="https://www.youtube.com/watch?v=ru7mWZJlRQg" office:target-frame-name="_top" xlink:show="replace"><text:span text:style-name="T121">https://www.youtube.com/watch?v=ru7mWZJlRQg</text:span></text:a></text:p>
      <text:p text:style-name="Standard"/>
      <text:p text:style-name="Standard">The code in these folders is what I have working so far. <text:s/>Right now it's...</text:p>
      <text:list text:style-name="LFO1" text:continue-numbering="true">
        <text:list-item>
          <text:p text:style-name="P122">KeyGenerator – Specify the number of bits you want to use as input to a circuit. <text:s/>It calculates the superpositional bits<text:s/>and keys and writes them to a file.</text:p>
        </text:list-item>
        <text:list-item>
          <text:p text:style-name="P123">Adder – This will do adding with carry of N bits. <text:s/>Requires N*2 superpositional input bits. Work in progress, but yes, it totally works!</text:p>
        </text:list-item>
      </text:list>
      <text:p text:style-name="Standard"/>
      <text:soft-page-break/>
      <text:p text:style-name="P124">Compiling Code</text:p>
      <text:p text:style-name="Standard"/>
      <text:p text:style-name="Standard">I use visual studio 2013 community edition.</text:p>
      <text:p text:style-name="Standard"/>
      <text:p text:style-name="Standard">The code uses boost to make use of arbitrary sized integers since the numbers can get pretty large!</text:p>
      <text:p text:style-name="Standard"/>
      <text:p text:style-name="Standard">I grabbed my boost from here:<text:s/><text:a xlink:href="http://www.boost.org/doc/libs/1_59_0/more/getting_started/windows.html" office:target-frame-name="_top" xlink:show="replace">http://www.boost.org/doc/libs/1_59_0/more/getting_started/windows.html</text:a></text:p>
      <text:p text:style-name="Standard"/>
      <text:p text:style-name="Standard">The project files are unfortunately set up to look for boost at:</text:p>
      <text:p text:style-name="Standard">c:\boost_1_59_0\</text:p>
      <text:p text:style-name="Standard"/>
      <text:p text:style-name="Standard">I was too excited getting the large numbers working to figure out the best practices for how to set up boost for use on different machines with multiple developers :P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an Wolfe</meta:initial-creator>
    <dc:creator>Alan Wolfe</dc:creator>
    <meta:creation-date>2009-04-16T11:32:00Z</meta:creation-date>
    <dc:date>2015-10-06T18:45:00Z</dc:date>
    <meta:template xlink:href="Normal.dotm" xlink:type="simple"/>
    <meta:editing-cycles>1</meta:editing-cycles>
    <meta:editing-duration>PT4320S</meta:editing-duration>
    <meta:user-defined meta:name="Info 1"/>
    <meta:user-defined meta:name="Info 2"/>
    <meta:user-defined meta:name="Info 3"/>
    <meta:user-defined meta:name="Info 4"/>
    <meta:document-statistic meta:page-count="4" meta:paragraph-count="13" meta:word-count="981" meta:character-count="6560" meta:row-count="46" meta:non-whitespace-character-count="5592"/>
  </office:meta>
</office:document-meta>
</file>